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28.49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225.75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0.76pt"/>
    </style:style>
    <style:style style:name="co12" style:family="table-column">
      <style:table-column-properties fo:break-before="auto" style:column-width="446.26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99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19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4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8" style:family="table-cell" style:parent-style-name="Default" style:data-style-name="N0">
      <style:table-cell-properties fo:background-color="#000000"/>
      <style:text-properties fo:color="#ffffff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ext-properties fo:color="#800080"/>
    </style:style>
    <style:style style:name="ce34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5" style:family="table-cell" style:parent-style-name="Default" style:data-style-name="N0">
      <style:text-properties fo:color="#0084d1"/>
    </style:style>
    <style:style style:name="ce36" style:family="table-cell" style:parent-style-name="Default" style:data-style-name="N0">
      <style:text-properties fo:color="#008000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ext-properties fo:color="#0000ff"/>
    </style:style>
    <style:style style:name="ce39" style:family="table-cell" style:parent-style-name="Default" style:data-style-name="N0">
      <style:text-properties fo:color="#ff0000"/>
    </style:style>
    <style:style style:name="ce40" style:family="table-cell" style:parent-style-name="Default" style:data-style-name="N0">
      <style:text-properties fo:color="#5c8526"/>
    </style:style>
    <style:style style:name="ce4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3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5" style:family="table-cell" style:parent-style-name="Default" style:data-style-name="N0">
      <style:table-cell-properties fo:wrap-option="wrap" style:vertical-align="top"/>
    </style:style>
    <style:style style:name="ce46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7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8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49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1"/>
        <table:table-column table:style-name="co7" table:visibility="collapse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ystem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41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office:value-type="string" calcext:value-type="string">
            <text:p>Underground Robot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Break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B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44937" calcext:value-type="float">
            <text:p>1001144937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Hernandez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6094" calcext:value-type="float">
            <text:p>1001176094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Warren Smit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W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1972" calcext:value-type="float">
            <text:p>1001171972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19" office:value-type="string" calcext:value-type="string">
            <text:p>Sprint Ends</text:p>
          </table:table-cell>
          <table:table-cell table:style-name="ce19" table:number-columns-repeated="3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2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3"/>
          <table:table-cell table:number-columns-repeated="4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2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2" table:formula="of:=[.C24]-[.D23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3]" office:value-type="float" office:value="0" calcext:value-type="float">
            <text:p>0</text:p>
          </table:table-cell>
          <table:table-cell table:style-name="ce18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2" table:formula="of:=[.C25]-[.D24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4]" office:value-type="float" office:value="0" calcext:value-type="float">
            <text:p>0</text:p>
          </table:table-cell>
          <table:table-cell table:style-name="ce18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2" table:formula="of:=[.C26]-[.D25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5]" office:value-type="float" office:value="0" calcext:value-type="float">
            <text:p>0</text:p>
          </table:table-cell>
          <table:table-cell table:style-name="ce18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2" table:formula="of:=[.C27]-[.D26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6]" office:value-type="float" office:value="0" calcext:value-type="float">
            <text:p>0</text:p>
          </table:table-cell>
          <table:table-cell table:style-name="ce18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2" table:formula="of:=[.C28]-[.D27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7]" office:value-type="float" office:value="0" calcext:value-type="float">
            <text:p>0</text:p>
          </table:table-cell>
          <table:table-cell table:style-name="ce18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/>
          <table:table-cell table:style-name="ce14"/>
          <table:table-cell table:style-name="ce18" table:number-columns-repeated="5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8" table:number-columns-repeated="3"/>
          <table:table-cell table:style-name="ce31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CRP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2" svg:width="81.75pt" svg:height="50.26pt" svg:x="178.5pt" svg:y="378.74pt" draw:caption-point-x="-16.78pt" draw:caption-point-y="116.53pt">
              <dc:date>2017-03-26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CP</text:p>
          </table:table-cell>
          <table:table-cell table:style-name="ce5"/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[.I34]" office:value-type="float" office:value="21" calcext:value-type="float">
            <text:p>21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create robot parts</text:p>
          </table:table-cell>
          <table:table-cell table:style-name="ce34" office:value-type="string" calcext:value-type="string">
            <text:p>I can define robot model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o menu required here – run program, create a part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 office:value-type="string" calcext:value-type="string">
            <text:p>NRM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P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4]+[.I35]" office:value-type="float" office:value="34" calcext:value-type="float">
            <text:p>34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define new robot models</text:p>
          </table:table-cell>
          <table:table-cell table:style-name="ce34" office:value-type="string" calcext:value-type="string">
            <text:p>RRS can sell them to our Beloved Customer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Menu needed – create parts, then create a robot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CP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J35]+[.I36]" office:value-type="float" office:value="39" calcext:value-type="float">
            <text:p>39</text:p>
          </table:table-cell>
          <table:table-cell table:style-name="ce33" office:value-type="string" calcext:value-type="string">
            <text:p>BC</text:p>
          </table:table-cell>
          <table:table-cell table:style-name="ce34" office:value-type="string" calcext:value-type="string">
            <text:p>browse a catalog of robot models</text:p>
          </table:table-cell>
          <table:table-cell table:style-name="ce34" office:value-type="string" calcext:value-type="string">
            <text:p>I can buy one or more robo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eed to list robots models, then list parts in selected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 office:value-type="string" calcext:value-type="string">
            <text:p>ANC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CP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6]+[.I37]" office:value-type="float" office:value="42" calcext:value-type="float">
            <text:p>42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Beloved Customer</text:p>
          </table:table-cell>
          <table:table-cell table:style-name="ce34" office:value-type="string" calcext:value-type="string">
            <text:p>I can keep track of who's buying our produc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ANSA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CP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7]+[.I38]" office:value-type="float" office:value="45" calcext:value-type="float">
            <text:p>45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Sales Associate</text:p>
          </table:table-cell>
          <table:table-cell table:style-name="ce34" office:value-type="string" calcext:value-type="string">
            <text:p>I can keep track of my employees' performance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RO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J38]+[.I39]" office:value-type="float" office:value="53" calcext:value-type="float">
            <text:p>53</text:p>
          </table:table-cell>
          <table:table-cell table:style-name="ce33" office:value-type="string" calcext:value-type="string">
            <text:p>SA</text:p>
          </table:table-cell>
          <table:table-cell table:style-name="ce34" office:value-type="string" calcext:value-type="string">
            <text:p>create a robot order for a Customer</text:p>
          </table:table-cell>
          <table:table-cell table:style-name="ce34" office:value-type="string" calcext:value-type="string">
            <text:p>I can sell robots and thus do my job well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Select robot model and quantity, show details with total price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9]+[.I40]" office:value-type="float" office:value="66" calcext:value-type="float">
            <text:p>66</text:p>
          </table:table-cell>
          <table:table-cell table:style-name="ce33" office:value-type="string" calcext:value-type="string">
            <text:p>PB</text:p>
          </table:table-cell>
          <table:table-cell table:style-name="ce34" office:value-type="string" calcext:value-type="string">
            <text:p>ensure persistence of the RRS data</text:p>
          </table:table-cell>
          <table:table-cell table:style-name="ce34" office:value-type="string" calcext:value-type="string">
            <text:p>we don't lose orders or historical data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(CLI) Write the data to the default filename and reload it next time the program runs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 office:value-type="string" calcext:value-type="string">
            <text:p>MW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open a GUI main window</text:p>
          </table:table-cell>
          <table:table-cell table:style-name="ce42" office:value-type="string" calcext:value-type="string">
            <text:p>I can interact with RRS Manager with my mous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0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create robot parts via GUI dialogs</text:p>
          </table:table-cell>
          <table:table-cell table:style-name="ce42" office:value-type="string" calcext:value-type="string">
            <text:p>I can define robot model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define new robot models via GUI dialogs</text:p>
          </table:table-cell>
          <table:table-cell table:style-name="ce42" office:value-type="string" calcext:value-type="string">
            <text:p>RRS can sell them to our Beloved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0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2" office:value-type="string" calcext:value-type="string">
            <text:p>browse a catalog of robots via a GUI report</text:p>
          </table:table-cell>
          <table:table-cell table:style-name="ce42" office:value-type="string" calcext:value-type="string">
            <text:p>I can buy one or more robo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robot order for a Customer via GUI</text:p>
          </table:table-cell>
          <table:table-cell table:style-name="ce42" office:value-type="string" calcext:value-type="string">
            <text:p>I can sell robots and thus do my job well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0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manage a robot order for a Customer via GUI</text:p>
          </table:table-cell>
          <table:table-cell table:style-name="ce42" office:value-type="string" calcext:value-type="string">
            <text:p>I can ensure the robot is built and ship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0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Beloved Customer via GUI</text:p>
          </table:table-cell>
          <table:table-cell table:style-name="ce42" office:value-type="string" calcext:value-type="string">
            <text:p>I can keep track of who's buying our produc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Sales Associate via GUI</text:p>
          </table:table-cell>
          <table:table-cell table:style-name="ce42" office:value-type="string" calcext:value-type="string">
            <text:p>I can keep track of my employees' performanc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2">
          <table:table-cell table:style-name="ce6"/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48]+[.I49]" office:value-type="float" office:value="192" calcext:value-type="float">
            <text:p>192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pictures of the robots in the GUI catalog</text:p>
          </table:table-cell>
          <table:table-cell table:style-name="ce43" office:value-type="string" calcext:value-type="string">
            <text:p>I can see what I'm buying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dd picture when defining robot model, and show it in the robot model report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0" table:formula="of:=[.J49]+[.I50]" office:value-type="float" office:value="197" calcext:value-type="float">
            <text:p>197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explicitly via GUI</text:p>
          </table:table-cell>
          <table:table-cell table:style-name="ce44" office:value-type="string" calcext:value-type="string">
            <text:p>we can save data without exiting the program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the default filename on command (perhaps File &gt; Save to the default filename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0]+[.I51]" office:value-type="float" office:value="205" calcext:value-type="float">
            <text:p>205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load data explicitly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Read the data from a user-selected file on command (perhaps File &gt; Open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1]+[.I52]" office:value-type="float" office:value="213" calcext:value-type="float">
            <text:p>213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to a specified name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a user-selected file on command and make that fie the default (perhaps File &gt; Save As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7" office:value-type="string" calcext:value-type="string">
            <text:p>PB / SA</text:p>
          </table:table-cell>
          <table:table-cell table:style-name="ce45" office:value-type="string" calcext:value-type="string">
            <text:p>view a report of orders per SA in the GUI</text:p>
          </table:table-cell>
          <table:table-cell table:style-name="ce45" office:value-type="string" calcext:value-type="string">
            <text:p>I can estimate the value of employees /</text:p>
            <text:p>I can justify a raise</text:p>
          </table:table-cell>
          <table:table-cell table:style-name="ce42" office:value-type="string" calcext:value-type="string">
            <text:p>GUI</text:p>
          </table:table-cell>
          <table:table-cell table:style-name="ce45" office:value-type="string" calcext:value-type="string">
            <text:p>A basic text report is fine (perhaps Report &gt; Orders by Sales Associat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0" table:formula="of:=[.J53]+[.I54]" office:value-type="float" office:value="247" calcext:value-type="float">
            <text:p>247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basic login by role and customize the GUI</text:p>
          </table:table-cell>
          <table:table-cell table:style-name="ce46" office:value-type="string" calcext:value-type="string">
            <text:p>we don't have options that don't apply to our roles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20" table:formula="of:=[.J54]+[.I55]" office:value-type="float" office:value="260" calcext:value-type="float">
            <text:p>260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copy and paste from text fields</text:p>
          </table:table-cell>
          <table:table-cell table:style-name="ce46" office:value-type="string" calcext:value-type="string">
            <text:p>we can save typing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2"/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55]+[.I56]" office:value-type="float" office:value="273" calcext:value-type="float">
            <text:p>273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bill (invoice) in the GUI</text:p>
          </table:table-cell>
          <table:table-cell table:style-name="ce47" office:value-type="string" calcext:value-type="string">
            <text:p>I can pay for my robots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Invoice)</text:p>
          </table:table-cell>
          <table:table-cell table:style-name="ce39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6]+[.I57]" office:value-type="float" office:value="281" calcext:value-type="float">
            <text:p>28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orders in the GUI</text:p>
          </table:table-cell>
          <table:table-cell table:style-name="ce47" office:value-type="string" calcext:value-type="string">
            <text:p>see what I have coming to m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7]+[.I58]" office:value-type="float" office:value="289" calcext:value-type="float">
            <text:p>289</text:p>
          </table:table-cell>
          <table:table-cell table:style-name="ce39" office:value-type="string" calcext:value-type="string">
            <text:p>SA</text:p>
          </table:table-cell>
          <table:table-cell table:style-name="ce47" office:value-type="string" calcext:value-type="string">
            <text:p>view a sales report in the GUI</text:p>
          </table:table-cell>
          <table:table-cell table:style-name="ce47" office:value-type="string" calcext:value-type="string">
            <text:p>I can justify a rais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Orders by Sales Associate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8]+[.I59]" office:value-type="float" office:value="297" calcext:value-type="float">
            <text:p>2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view a report of all orders in the GUI</text:p>
          </table:table-cell>
          <table:table-cell table:style-name="ce47" office:value-type="string" calcext:value-type="string">
            <text:p>I can manage the company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All Orders)</text:p>
          </table:table-cell>
          <table:table-cell table:style-name="ce39" table:number-columns-repeated="1009"/>
        </table:table-row>
        <table:table-row table:style-name="ro2">
          <table:table-cell table:style-name="ce7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Add multi-level undo</text:p>
          </table:table-cell>
          <table:table-cell table:style-name="ce42" office:value-type="string" calcext:value-type="string">
            <text:p>Worry less about making mistake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3">
          <table:table-cell table:style-name="ce6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 table:number-columns-repeated="4"/>
          <table:table-cell table:style-name="ce22" office:value-type="float" office:value="21" calcext:value-type="float">
            <text:p>21</text:p>
          </table:table-cell>
          <table:table-cell table:style-name="ce22" table:formula="of:=[.J60]+[.I61]" office:value-type="float" office:value="331" calcext:value-type="float">
            <text:p>331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a pie chart of a model's component costs</text:p>
          </table:table-cell>
          <table:table-cell table:style-name="ce43" office:value-type="string" calcext:value-type="string">
            <text:p>I can decide if I want a different mode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Consider using Fl_Chart, q.v., (perhaps Report &gt; Robot Model Cost Breakdown)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13" calcext:value-type="float">
            <text:p>13</text:p>
          </table:table-cell>
          <table:table-cell table:style-name="ce20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bulk (2+) order for Customer via GUI</text:p>
          </table:table-cell>
          <table:table-cell table:style-name="ce42" office:value-type="string" calcext:value-type="string">
            <text:p>avoid proliferation of orders and paperwork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2">
          <table:table-cell table:style-name="ce9"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2]+[.I63]" office:value-type="float" office:value="352" calcext:value-type="float">
            <text:p>352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parts via GUI</text:p>
          </table:table-cell>
          <table:table-cell table:style-name="ce48" office:value-type="string" calcext:value-type="string">
            <text:p>obsolete parts aren't accidentally us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parts as “obsolete” and don't allow adding them to new robot models</text:p>
          </table:table-cell>
          <table:table-cell table:style-name="ce40" table:number-columns-repeated="1009"/>
        </table:table-row>
        <table:table-row table:style-name="ro2">
          <table:table-cell table:style-name="ce9"/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3]+[.I64]" office:value-type="float" office:value="360" calcext:value-type="float">
            <text:p>360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models via GUI</text:p>
          </table:table-cell>
          <table:table-cell table:style-name="ce48" office:value-type="string" calcext:value-type="string">
            <text:p>obsolete robots aren't order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models as “obsolete” and don't allow adding them to new orders</text:p>
          </table:table-cell>
          <table:table-cell table:style-name="ce40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21" calcext:value-type="float">
            <text:p>21</text:p>
          </table:table-cell>
          <table:table-cell table:style-name="ce20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save a draft order and return to it later via GUI</text:p>
          </table:table-cell>
          <table:table-cell table:style-name="ce42" office:value-type="string" calcext:value-type="string">
            <text:p>I can multi-task between indecisive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2" table:number-rows-repeated="2">
          <table:table-cell table:number-columns-repeated="11"/>
          <table:table-cell table:style-name="ce42" table:number-columns-repeated="4"/>
          <table:table-cell table:number-columns-repeated="1009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#1" table:style-name="ta1">
        <table:shapes>
          <draw:frame draw:z-index="0" draw:name="Chart 1" draw:style-name="gr1" svg:width="295.37pt" svg:height="146.07pt" svg:x="321.76pt" svg:y="18.09pt">
            <loext:p draw:notify-on-update-of-ranges="'Sprint #1'.B6:'Sprint #1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49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49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49" office:value-type="string" calcext:value-type="string">
            <text:p>TBA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/>
          <table:table-cell table:style-name="ce50"/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table:formula="of:=[.B12]" office:value-type="float" office:value="4" calcext:value-type="float">
            <text:p>4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table:number-columns-repeated="8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Create Robot part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Test robot parts cod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llow for new robot models to be created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 code for adding new robot model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Create catalog of robot model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the catalog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Add a new customer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adding new customer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dd a new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s adding a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 table:number-rows-repeated="10">
          <table:table-cell table:style-name="ce7" table:number-columns-repeated="8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#2" table:style-name="ta2">
        <table:shapes>
          <draw:frame draw:z-index="0" draw:name="Chart 1" draw:style-name="gr1" svg:width="295.37pt" svg:height="141.45pt" svg:x="336.61pt" svg:y="25.17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5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Start on</text:p>
          </table:table-cell>
          <table:table-cell table:style-name="ce49" office:value-type="date" office:date-value="2017-03-28T10:00:00" calcext:value-type="date">
            <text:p>3/28/17 10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End on</text:p>
          </table:table-cell>
          <table:table-cell table:style-name="ce49" office:value-type="date" office:date-value="2017-04-04T10:00:00" calcext:value-type="date">
            <text:p>4/4/17 10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emo on</text:p>
          </table:table-cell>
          <table:table-cell table:style-name="ce49" office:value-type="string" calcext:value-type="string">
            <text:p>TBA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/>
          <table:table-cell table:style-name="ce50"/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Total Tasks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5 Left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6 Left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office:value-type="string" calcext:value-type="string">
            <text:p>Day 7 Left</text:p>
          </table:table-cell>
          <table:table-cell table:style-name="ce10" table:formula="of:=[.B12]" office:value-type="float" office:value="12" calcext:value-type="float">
            <text:p>12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5">
          <table:table-cell table:style-name="ce3" table:number-columns-repeated="8"/>
          <table:table-cell table:style-name="ce14" table:number-columns-repeated="1016"/>
        </table:table-row>
        <table:table-row table:style-name="ro5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RO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Create a robot order object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RO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Verify that order holds needed information properly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SDS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Implement a save data function within shop clas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SDST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Verify that data can be saved to .rrs format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SDO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Implement an open data function within shop clas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SDOT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Verify that data can be reloaded to the system from .rss format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WIN</text:p>
          </table:table-cell>
          <table:table-cell table:style-name="ce7" office:value-type="string" calcext:value-type="string">
            <text:p>MW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mplement a dialogue that contains each area of the system, including RRS data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WINT</text:p>
          </table:table-cell>
          <table:table-cell table:style-name="ce7" office:value-type="string" calcext:value-type="string">
            <text:p>MW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Verify that all functions of main menu work as intended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Implement a GUI interface for creating robot part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CPT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Verify that all types of robot parts can be created in the GUI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MREF</text:p>
          </table:table-cell>
          <table:table-cell table:style-name="ce7"/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Simplify view implementation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CSF</text:p>
          </table:table-cell>
          <table:table-cell table:style-name="ce7"/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Create shop directory that incorporates sales data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CPF</text:p>
          </table:table-cell>
          <table:table-cell table:style-name="ce7"/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Create associates directory that incorporates user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5" table:number-rows-repeated="7">
          <table:table-cell table:style-name="ce7" table:number-columns-repeated="8"/>
          <table:table-cell table:number-columns-repeated="1016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7:18:51.358340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03-31T18:14:34.642162099</dc:date>
    <meta:editing-cycles>57</meta:editing-cycles>
    <meta:editing-duration>PT16H34M</meta:editing-duration>
    <meta:document-statistic meta:table-count="3" meta:cell-count="6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'Sprint #1'.B6:'Sprint #1'.B13" svg:x="1.219cm" svg:y="1.147cm" svg:width="8.993cm" svg:height="2.922cm">
          <chartooo:coordinate-region svg:x="1.532cm" svg:y="1.346cm" svg:width="8.361cm" svg:height="2.076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 #1'.B6:'Sprint #1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#1'.B6:'Sprint #1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10036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4.991cm" xlink:href="." xlink:type="simple" chart:class="chart:line" chart:style-name="ch1">
        <chart:title svg:x="3.156cm" svg:y="0.235cm" chart:style-name="ch2">
          <text:p>Sprint Burn Chart</text:p>
        </chart:title>
        <chart:plot-area chart:style-name="ch3" chart:data-source-has-labels="both" svg:x="1.219cm" svg:y="1.139cm" svg:width="8.994cm" svg:height="2.772cm">
          <chartooo:coordinate-region svg:x="1.532cm" svg:y="1.338cm" svg:width="8.362cm" svg:height="1.926cm"/>
          <chart:axis chart:dimension="x" chart:name="primary-x" chart:style-name="ch4" chartooo:axis-type="text">
            <chart:title svg:x="5.249cm" svg:y="4.01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2.966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